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tyresystemkernen og interrupts</text:h>
      <text:p text:style-name="P1">(Kursusgang 9 og 10)</text:p>
      <text:list xml:id="list35313962" text:style-name="L1">
        <text:list-item>
          <text:p text:style-name="P3">User- og kernel-mode.</text:p>
        </text:list-item>
        <text:list-item>
          <text:p text:style-name="P3">Exception (fault, traps, interrupts).</text:p>
        </text:list-item>
        <text:list-item>
          <text:p text:style-name="P3">I/O (specielt: interruptbaseret I/O).</text:p>
        </text:list-item>
        <text:list-item>
          <text:p text:style-name="P3">Håndteringaf systemkald.</text:p>
        </text:list-item>
        <text:list-item>
          <text:p text:style-name="P3">Proces- og tråd-realisering.</text:p>
        </text:list-item>
        <text:list-item>
          <text:p text:style-name="P3">Schedulering.</text:p>
        </text:list-item>
      </text:list>
      <text:p text:style-name="P1"/>
      <text:p text:style-name="P1">Denition og forklaring (exceptions, traps, faults), realisering af systemkald, modeskift, kontekstskift, interruptstyret I/O (vs. anden I/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23S</meta:editing-duration>
    <meta:editing-cycles>5</meta:editing-cycles>
    <meta:generator>OpenOffice.org/3.3$Win32 OpenOffice.org_project/330m20$Build-9567</meta:generator>
    <dc:date>2011-05-31T15:17:46.08</dc:date>
    <dc:creator>Simon Frandsen</dc:creator>
    <meta:document-statistic meta:table-count="0" meta:image-count="0" meta:object-count="0" meta:page-count="1" meta:paragraph-count="9" meta:word-count="46" meta:character-count="357"/>
    <meta:user-defined meta:name="Info 1"/>
    <meta:user-defined meta:name="Info 2"/>
    <meta:user-defined meta:name="Info 3"/>
    <meta:user-defined meta:name="Info 4"/>
  </office:meta>
</office:document-meta>
</file>